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3bd60" officeooo:paragraph-rsid="0013bd60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3bd60" officeooo:paragraph-rsid="0013bd60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кум 2.9. Условный экстремум функции нескольких переменных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1T16:05:00.695763662</meta:creation-date>
    <dc:date>2026-03-01T16:06:39.306878758</dc:date>
    <meta:editing-duration>PT1M41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1" meta:word-count="7" meta:character-count="63" meta:non-whitespace-character-count="57"/>
  </office:meta>
</office:document-meta>
</file>